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7075in"/>
    </style:style>
    <style:style style:name="co21" style:family="table-column">
      <style:table-column-properties fo:break-before="auto" style:column-width="1.6866in"/>
    </style:style>
    <style:style style:name="co22" style:family="table-column">
      <style:table-column-properties fo:break-before="auto" style:column-width="0.9043in"/>
    </style:style>
    <style:style style:name="co23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Inside&quot;;&quot;Outside&quot;)" table:allow-empty-cell="true" table:display-list="unsorted" table:base-cell-address="ELSE.AF9">
          <table:error-message table:message-type="stop" table:display="true"/>
        </table:content-validation>
      </table:content-validations>
      <table:table table:name="ELSE" table:style-name="ta1" table:print-ranges="ELSE.P5:ELSE.P5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default-cell-style-name="ce2"/>
        <table:table-column table:style-name="co20" table:default-cell-style-name="ce2"/>
        <table:table-column table:style-name="co14" table:default-cell-style-name="ce2"/>
        <table:table-column table:style-name="co21" table:default-cell-style-name="ce2"/>
        <table:table-column table:style-name="co22" table:default-cell-style-name="ce2"/>
        <table:table-column table:style-name="co14" table:default-cell-style-name="ce2"/>
        <table:table-column table:style-name="co23" table:number-columns-repeated="2" table:default-cell-style-name="ce2"/>
        <table:table-column table:style-name="co14" table:default-cell-style-name="ce2"/>
        <table:table-column table:style-name="co24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<text:s/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0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0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6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office:value-type="string" calcext:value-type="string">
            <text:p>RANDOM_SHIPWRECK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/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6"/>
          <table:table-cell/>
          <table:table-cell table:style-name="ce23" table:number-columns-repeated="2"/>
          <table:table-cell/>
          <table:table-cell table:style-name="ce23" table:number-columns-repeated="2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Yes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style-name="ce32" table:content-validation-name="val7" office:value-type="string" calcext:value-type="string">
            <text:p>Insid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2" office:value-type="string" calcext:value-type="string">
            <text:p>OFF_GRID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string" calcext:value-type="string">
            <text:p>CHAND_BARDAI</text:p>
          </table:table-cell>
          <table:table-cell table:style-name="ce3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0" table:content-validation-name="val4" office:value-type="string" calcext:value-type="string">
            <text:p>None</text:p>
          </table:table-cell>
          <table:table-cell table:style-name="ce32" table:number-columns-repeated="6"/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5])" office:value-type="string" office:string-value="1" calcext:value-type="string">
            <text:p>1</text:p>
          </table:table-cell>
          <table:table-cell table:style-name="ce103" office:value-type="string" calcext:value-type="string">
            <text:p>1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2" office:value-type="string" calcext:value-type="string">
            <text:p>OFF_GRID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string" calcext:value-type="string">
            <text:p>VILLAGER_BASE_F</text:p>
          </table:table-cell>
          <table:table-cell table:style-name="ce3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0" table:content-validation-name="val4" office:value-type="string" calcext:value-type="string">
            <text:p>None</text:p>
          </table:table-cell>
          <table:table-cell table:style-name="ce32" table:number-columns-repeated="6"/>
          <table:table-cell/>
          <table:table-cell table:style-name="ce15" table:formula="of:=COM.MICROSOFT.TEXTJOIN(&quot;, &quot;;1;[.$A$6])" office:value-type="string" office:string-value="2" calcext:value-type="string">
            <text:p>2</text:p>
          </table:table-cell>
          <table:table-cell table:style-name="ce103" office:value-type="string" calcext:value-type="string">
            <text:p>1</text:p>
          </table:table-cell>
          <table:table-cell/>
          <table:table-cell table:style-name="ce15" table:formula="of:=COM.MICROSOFT.TEXTJOIN(&quot;, &quot;;1;[.$A$6])" office:value-type="string" office:string-value="2" calcext:value-type="string">
            <text:p>2</text:p>
          </table:table-cell>
          <table:table-cell table:style-name="ce103" office:value-type="string" calcext:value-type="string">
            <text:p>0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2" office:value-type="string" calcext:value-type="string">
            <text:p>OFF_GRID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string" calcext:value-type="string">
            <text:p>VILLAGER_BASE_F</text:p>
          </table:table-cell>
          <table:table-cell table:style-name="ce3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32" table:number-columns-repeated="9"/>
          <table:table-cell table:style-name="ce10" table:content-validation-name="val4" office:value-type="string" calcext:value-type="string">
            <text:p>None</text:p>
          </table:table-cell>
          <table:table-cell table:style-name="ce32" table:number-columns-repeated="6"/>
          <table:table-cell/>
          <table:table-cell table:style-name="ce15" table:formula="of:=COM.MICROSOFT.TEXTJOIN(&quot;, &quot;;1;[.$A$6])" office:value-type="string" office:string-value="2" calcext:value-type="string">
            <text:p>2</text:p>
          </table:table-cell>
          <table:table-cell table:style-name="ce103" office:value-type="string" calcext:value-type="string">
            <text:p>1</text:p>
          </table:table-cell>
          <table:table-cell/>
          <table:table-cell table:style-name="ce15" table:formula="of:=COM.MICROSOFT.TEXTJOIN(&quot;, &quot;;1;[.$A$6];[.$A$7])" office:value-type="string" office:string-value="2, 3" calcext:value-type="string">
            <text:p>2, 3</text:p>
          </table:table-cell>
          <table:table-cell table:style-name="ce103" office:value-type="string" calcext:value-type="string">
            <text:p>0, 1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800" calcext:value-type="float">
            <text:p>800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UD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450" calcext:value-type="float">
            <text:p>450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VEL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6])" office:value-type="string" office:string-value="2" calcext:value-type="string">
            <text:p>2</text:p>
          </table:table-cell>
          <table:table-cell table:style-name="ce103" office:value-type="string" calcext:value-type="string">
            <text:p>4</text:p>
          </table:table-cell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ALMON</text:p>
          </table:table-cell>
          <table:table-cell table:style-name="ce15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-125" calcext:value-type="float">
            <text:p>-125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0" calcext:value-type="float">
            <text:p>250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10])" office:value-type="string" office:string-value="6" calcext:value-type="string">
            <text:p>6</text:p>
          </table:table-cell>
          <table:table-cell table:style-name="ce103" office:value-type="string" calcext:value-type="string">
            <text:p>8</text:p>
          </table:table-cell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10:.$A$11])" office:value-type="string" office:string-value="6, 7" calcext:value-type="string">
            <text:p>6, 7</text:p>
          </table:table-cell>
          <table:table-cell table:style-name="ce103" office:value-type="string" calcext:value-type="string">
            <text:p>8</text:p>
          </table:table-cell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float" office:value="1056" calcext:value-type="float">
            <text:p>1056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Yes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HAW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14])" office:value-type="string" office:string-value="10" calcext:value-type="string">
            <text:p>10</text:p>
          </table:table-cell>
          <table:table-cell table:style-name="ce103" office:value-type="string" calcext:value-type="string">
            <text:p>16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Yes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103"/>
          <table:table-cell/>
          <table:table-cell table:style-name="ce15"/>
          <table:table-cell table:style-name="ce103"/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16])" office:value-type="string" office:string-value="12" calcext:value-type="string">
            <text:p>12</text:p>
          </table:table-cell>
          <table:table-cell table:style-name="ce103" office:value-type="string" calcext:value-type="string">
            <text:p>4</text:p>
          </table:table-cell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103"/>
          <table:table-cell/>
          <table:table-cell table:style-name="ce15" table:formula="of:=COM.MICROSOFT.TEXTJOIN(&quot;, &quot;;1;[.$A$16:.$A$17])" office:value-type="string" office:string-value="12, 13" calcext:value-type="string">
            <text:p>12, 13</text:p>
          </table:table-cell>
          <table:table-cell table:style-name="ce103" office:value-type="string" calcext:value-type="string">
            <text:p>4</text:p>
          </table:table-cell>
          <table:table-cell table:number-columns-repeated="2"/>
          <table:table-cell table:number-columns-repeated="3"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2" office:value-type="string" calcext:value-type="string">
            <text:p>DLC_SAVANNAHPATCH</text:p>
          </table:table-cell>
          <table:table-cell table:style-name="ce32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VEL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20" table:number-columns-repeated="2"/>
          <table:table-cell/>
          <table:table-cell table:style-name="ce20" table:number-columns-repeated="2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VEL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19])" office:value-type="string" office:string-value="15" calcext:value-type="string">
            <text:p>15</text:p>
          </table:table-cell>
          <table:table-cell table:style-name="ce20" office:value-type="string" calcext:value-type="string">
            <text:p>2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2" office:value-type="string" calcext:value-type="string">
            <text:p>PLANT_DEAD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VEL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19:.$A$20])" office:value-type="string" office:string-value="15, 16" calcext:value-type="string">
            <text:p>15, 16</text:p>
          </table:table-cell>
          <table:table-cell table:style-name="ce20" office:value-type="string" calcext:value-type="string">
            <text:p>2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VEL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19:.$A$21])" office:value-type="string" office:string-value="15, 16, 17" calcext:value-type="string">
            <text:p>15, 16, 17</text:p>
          </table:table-cell>
          <table:table-cell table:style-name="ce20" office:value-type="string" calcext:value-type="string">
            <text:p>2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VEL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19:.$A$22])" office:value-type="string" office:string-value="15, 16, 17, 18" calcext:value-type="string">
            <text:p>15, 16, 17, 18</text:p>
          </table:table-cell>
          <table:table-cell table:style-name="ce20" office:value-type="string" calcext:value-type="string">
            <text:p>2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/>
          <table:table-cell table:style-name="ce20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2" office:value-type="string" calcext:value-type="string">
            <text:p>FLOWER_BED</text:p>
          </table:table-cell>
          <table:table-cell table:style-name="ce32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])" office:value-type="string" office:string-value="20" calcext:value-type="string">
            <text:p>20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2" office:value-type="string" calcext:value-type="string">
            <text:p>UNDERBRUSH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:.$A$25])" office:value-type="string" office:string-value="20, 21" calcext:value-type="string">
            <text:p>20, 21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:.$A$26])" office:value-type="string" office:string-value="20, 21, 22" calcext:value-type="string">
            <text:p>20, 21, 22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2" office:value-type="string" calcext:value-type="string">
            <text:p>BUSH_GREEN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:.$A$27])" office:value-type="string" office:string-value="20, 21, 22, 23" calcext:value-type="string">
            <text:p>20, 21, 22, 23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2" office:value-type="string" calcext:value-type="string">
            <text:p>SHRUB_GREEN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4"/>
          <table:table-cell/>
          <table:table-cell table:style-name="ce15" table:formula="of:=COM.MICROSOFT.TEXTJOIN(&quot;, &quot;;1;[.$A$24:.$A$28])" office:value-type="string" office:string-value="20, 21, 22, 23, 24" calcext:value-type="string">
            <text:p>20, 21, 22, 23, 24</text:p>
          </table:table-cell>
          <table:table-cell table:style-name="ce24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:.$A$29])" office:value-type="string" office:string-value="20, 21, 22, 23, 24, 25" calcext:value-type="string">
            <text:p>20, 21, 22, 23, 24, 25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2" office:value-type="string" calcext:value-type="string">
            <text:p>PLANT_DEAD</text:p>
          </table:table-cell>
          <table:table-cell table:style-name="ce32" office:value-type="float" office:value="1365" calcext:value-type="float">
            <text:p>1365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MUD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24:.$A$30])" office:value-type="string" office:string-value="20, 21, 22, 23, 24, 25, 26" calcext:value-type="string">
            <text:p>20, 21, 22, 23, 24, 25, 26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2" office:value-type="string" calcext:value-type="string">
            <text:p>GRASS_PATCH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/>
          <table:table-cell table:style-name="ce20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2" office:value-type="string" calcext:value-type="string">
            <text:p>DLC_FERN_PATCH</text:p>
          </table:table-cell>
          <table:table-cell table:style-name="ce32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2" office:value-type="string" calcext:value-type="string">
            <text:p>FLOWER_BED</text:p>
          </table:table-cell>
          <table:table-cell table:style-name="ce32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:.$A$33])" office:value-type="string" office:string-value="28, 29" calcext:value-type="string">
            <text:p>28, 29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2" office:value-type="string" calcext:value-type="string">
            <text:p>UNDERBRUSH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:.$A$34])" office:value-type="string" office:string-value="28, 29, 30" calcext:value-type="string">
            <text:p>28, 29, 30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32" office:value-type="string" calcext:value-type="string">
            <text:p>WEEDS</text:p>
          </table:table-cell>
          <table:table-cell table:style-name="ce32" office:value-type="float" office:value="1364" calcext:value-type="float">
            <text:p>1364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:.$A$35])" office:value-type="string" office:string-value="28, 29, 30, 31" calcext:value-type="string">
            <text:p>28, 29, 30, 31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2" office:value-type="string" calcext:value-type="string">
            <text:p>BUSH_GREEN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:.$A$36])" office:value-type="string" office:string-value="28, 29, 30, 31, 32" calcext:value-type="string">
            <text:p>28, 29, 30, 31, 32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2" office:value-type="string" calcext:value-type="string">
            <text:p>SHRUB_GREEN</text:p>
          </table:table-cell>
          <table:table-cell table:style-name="ce32" office:value-type="float" office:value="1362" calcext:value-type="float">
            <text:p>1362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4"/>
          <table:table-cell/>
          <table:table-cell table:style-name="ce15" table:formula="of:=COM.MICROSOFT.TEXTJOIN(&quot;, &quot;;1;[.$A$32:.$A$37])" office:value-type="string" office:string-value="28, 29, 30, 31, 32, 33" calcext:value-type="string">
            <text:p>28, 29, 30, 31, 32, 33</text:p>
          </table:table-cell>
          <table:table-cell table:style-name="ce24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2" office:value-type="string" calcext:value-type="string">
            <text:p>PLANT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32" table:number-columns-repeated="4"/>
          <table:table-cell table:style-name="ce32" office:value-type="float" office:value="50" calcext:value-type="float">
            <text:p>50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Map Size</text:p>
          </table:table-cell>
          <table:table-cell table:style-name="ce32"/>
          <table:table-cell table:style-name="ce32" office:value-type="string" calcext:value-type="string">
            <text:p>GRASS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/>
          <table:table-cell table:style-name="ce15"/>
          <table:table-cell table:style-name="ce20"/>
          <table:table-cell/>
          <table:table-cell table:style-name="ce15" table:formula="of:=COM.MICROSOFT.TEXTJOIN(&quot;, &quot;;1;[.$A$32:.$A$38])" office:value-type="string" office:string-value="28, 29, 30, 31, 32, 33, 34" calcext:value-type="string">
            <text:p>28, 29, 30, 31, 32, 33, 34</text:p>
          </table:table-cell>
          <table:table-cell table:style-name="ce20" office:value-type="string" calcext:value-type="string">
            <text:p>4</text:p>
          </table:table-cell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No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2" office:value-type="string" calcext:value-type="string">
            <text:p>FLARE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10" table:content-validation-name="val3" office:value-type="string" calcext:value-type="string">
            <text:p>Tight</text:p>
          </table:table-cell>
          <table:table-cell table:style-name="ce10" table:content-validation-name="val4" office:value-type="string" calcext:value-type="string">
            <text:p>None</text:p>
          </table:table-cell>
          <table:table-cell table:style-name="ce32"/>
          <table:table-cell table:style-name="ce32" office:value-type="string" calcext:value-type="string">
            <text:p>GRASS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/>
          <table:table-cell table:style-name="ce20" table:number-columns-repeated="2"/>
          <table:table-cell/>
          <table:table-cell table:style-name="ce20" table:number-columns-repeated="2"/>
          <table:table-cell table:number-columns-repeated="2"/>
          <table:table-cell table:style-name="ce16" table:content-validation-name="val5" office:value-type="string" calcext:value-type="string">
            <text:p>No</text:p>
          </table:table-cell>
          <table:table-cell table:style-name="ce10" table:content-validation-name="val5" office:value-type="string" calcext:value-type="string">
            <text:p>Yes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0:10:16.2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10:50:25.863000000</dc:date>
    <meta:editing-duration>P38DT22M16S</meta:editing-duration>
    <meta:editing-cycles>3485</meta:editing-cycles>
    <meta:generator>LibreOffice/24.8.4.2$Windows_X86_64 LibreOffice_project/bb3cfa12c7b1bf994ecc5649a80400d06cd71002</meta:generator>
    <meta:document-statistic meta:table-count="1" meta:cell-count="551" meta:object-count="0"/>
  </office:meta>
</office:document-meta>
</file>